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3.071cm"/>
    </style:style>
    <style:style style:name="co4" style:family="table-column">
      <style:table-column-properties fo:break-before="auto" style:column-width="3.0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7">
      <style:text-properties fo:font-weight="normal" style:font-weight-asian="normal" style:font-weight-complex="normal"/>
    </style:style>
    <style:style style:name="ce15" style:family="table-cell" style:parent-style-name="Default" style:data-style-name="N117"/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2" table:default-cell-style-name="ce15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Qte</text:p>
          </table:table-cell>
          <table:table-cell table:style-name="ce1" office:value-type="string" calcext:value-type="string">
            <text:p>Fabricant</text:p>
          </table:table-cell>
          <table:table-cell table:style-name="ce4" office:value-type="string" calcext:value-type="string">
            <text:p>Réf</text:p>
          </table:table-cell>
          <table:table-cell table:style-name="ce17" office:value-type="string" calcext:value-type="string">
            <text:p>P.U.</text:p>
          </table:table-cell>
          <table:table-cell table:style-name="ce20" office:value-type="string" calcext:value-type="string">
            <text:p>P.T.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Condo Ali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47u electrolytique</text:p>
          </table:table-cell>
          <table:table-cell table:style-name="ce16" office:value-type="currency" office:currency="EUR" office:value="0.0326" calcext:value-type="currency">
            <text:p>0,0326 €</text:p>
          </table:table-cell>
          <table:table-cell table:style-name="ce16" table:formula="of:=[.E2]*[.B2]" office:value-type="currency" office:currency="EUR" office:value="0.0326" calcext:value-type="currency">
            <text:p>0,0326 €</text:p>
          </table:table-cell>
          <table:table-cell table:style-name="ce2" office:value-type="string" calcext:value-type="string">
            <text:p><text:a xlink:href="https://www.mouser.fr/ProductDetail/KEMET/EDK476M035A9GAA?qs=Z46kSA%2FmtFgpOMpd%252BYN4FQ%3D%3D" xlink:type="simple">https://www.mouser.fr/ProductDetail/KEMET/EDK476M035A9GAA?qs=Z46kSA%2FmtFgpOMpd%252BYN4FQ%3D%3D</text:a></text:p>
          </table:table-cell>
          <table:table-cell table:style-name="ce2" office:value-type="string" calcext:value-type="string">
            <text:p><text:a xlink:href="https://www.lcsc.com/product-detail/Aluminum-Electrolytic-Capacitors-SMD_ROQANG-RVE1V470M0605_C131122.html" xlink:type="simple">https://www.lcsc.com/product-detail/Aluminum-Electrolytic-Capacitors-SMD_ROQANG-RVE1V470M0605_C131122.html</text:a>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Borniers Ali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2P</text:p>
          </table:table-cell>
          <table:table-cell table:style-name="ce16" office:value-type="currency" office:currency="EUR" office:value="0.0838" calcext:value-type="currency">
            <text:p>0,0838 €</text:p>
          </table:table-cell>
          <table:table-cell table:style-name="ce16" table:formula="of:=[.E3]*[.B3]" office:value-type="currency" office:currency="EUR" office:value="0.0838" calcext:value-type="currency">
            <text:p>0,0838 €</text:p>
          </table:table-cell>
          <table:table-cell table:style-name="ce2"/>
          <table:table-cell table:style-name="ce2" office:value-type="string" calcext:value-type="string">
            <text:p>https://www.lcsc.com/product-detail/Screw-terminal_MAX-MX127-5-0-02P-GN01-Cu-Y-A_C5188440.html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MCU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ESP 32 Mini</text:p>
          </table:table-cell>
          <table:table-cell office:value-type="currency" office:currency="EUR" office:value="5" calcext:value-type="currency">
            <text:p>5,0000 €</text:p>
          </table:table-cell>
          <table:table-cell table:style-name="ce16" table:formula="of:=[.E4]*[.B4]" office:value-type="currency" office:currency="EUR" office:value="5" calcext:value-type="currency">
            <text:p>5,0000 €</text:p>
          </table:table-cell>
          <table:table-cell table:style-name="ce2" office:value-type="string" calcext:value-type="string">
            <text:p>https://fr.aliexpress.com/item/1005005972627549.html</text:p>
          </table:table-cell>
          <table:table-cell table:style-name="ce2" table:number-columns-repeated="16377"/>
        </table:table-row>
        <table:table-row table:style-name="ro1">
          <table:table-cell table:number-columns-repeated="5"/>
          <table:table-cell table:style-name="ce16"/>
          <table:table-cell table:number-columns-repeated="16378"/>
        </table:table-row>
        <table:table-row table:style-name="ro1">
          <table:table-cell office:value-type="string" calcext:value-type="string">
            <text:p>Expandeur 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17-E/SO</text:p>
          </table:table-cell>
          <table:table-cell office:value-type="currency" office:currency="EUR" office:value="1.4386" calcext:value-type="currency">
            <text:p>1,4386 €</text:p>
          </table:table-cell>
          <table:table-cell table:style-name="ce16" table:formula="of:=[.E6]*[.B6]" office:value-type="currency" office:currency="EUR" office:value="1.4386" calcext:value-type="currency">
            <text:p>1,4386 €</text:p>
          </table:table-cell>
          <table:table-cell office:value-type="string" calcext:value-type="string">
            <text:p>https://www.mouser.fr/ProductDetail/Microchip-Technology/MCP23017-E-SO?qs=usxtMOJb1Rz8hft7vV7YMQ%3D%3D</text:p>
          </table:table-cell>
          <table:table-cell office:value-type="string" calcext:value-type="string">
            <text:p>https://www.lcsc.com/product-detail/I-O-Expanders_Microchip-Tech-MCP23017-E-SO_C47023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do 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 nF</text:p>
          </table:table-cell>
          <table:table-cell office:value-type="currency" office:currency="EUR" office:value="0.0043" calcext:value-type="currency">
            <text:p>0,0043 €</text:p>
          </table:table-cell>
          <table:table-cell table:style-name="ce16" table:formula="of:=[.E7]*[.B7]" office:value-type="currency" office:currency="EUR" office:value="0.0043" calcext:value-type="currency">
            <text:p>0,0043 €</text:p>
          </table:table-cell>
          <table:table-cell office:value-type="string" calcext:value-type="string">
            <text:p>https://www.mouser.fr/ProductDetail/YAGEO/CC0805KRX7R9BB104?qs=vTakOoo5QyLx0lXWgVtRhQ%3D%3D</text:p>
          </table:table-cell>
          <table:table-cell office:value-type="string" calcext:value-type="string">
            <text:p>https://www.lcsc.com/product-detail/Multilayer-Ceramic-Capacitors-MLCC-SMD-SMT_YAGEO-CC0805KRX7R9BB104_C49678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ance I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.7k</text:p>
          </table:table-cell>
          <table:table-cell office:value-type="currency" office:currency="EUR" office:value="0.0021" calcext:value-type="currency">
            <text:p>0,0021 €</text:p>
          </table:table-cell>
          <table:table-cell table:style-name="ce16" table:formula="of:=[.E8]*[.B8]" office:value-type="currency" office:currency="EUR" office:value="0.0042" calcext:value-type="currency">
            <text:p>0,0042 €</text:p>
          </table:table-cell>
          <table:table-cell/>
          <table:table-cell office:value-type="string" calcext:value-type="string">
            <text:p>https://www.lcsc.com/product-detail/Chip-Resistor-Surface-Mount_YAGEO-RC0805FR-074K7L_C60816.html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"/>
          <table:table-cell table:number-columns-repeated="16378"/>
        </table:table-row>
        <table:table-row table:style-name="ro1">
          <table:table-cell office:value-type="string" calcext:value-type="string">
            <text:p>Opto F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LP267J</text:p>
          </table:table-cell>
          <table:table-cell office:value-type="currency" office:currency="EUR" office:value="0.5218" calcext:value-type="currency">
            <text:p>0,5218 €</text:p>
          </table:table-cell>
          <table:table-cell table:style-name="ce16" table:formula="of:=[.E10]*[.B10]" office:value-type="currency" office:currency="EUR" office:value="7.3052" calcext:value-type="currency">
            <text:p>7,3052 €</text:p>
          </table:table-cell>
          <table:table-cell office:value-type="string" calcext:value-type="string">
            <text:p><text:a xlink:href="https://www.mouser.fr/ProductDetail/Toshiba/TLP267JE?qs=vPP9GyyTAo3MM33pScxJbA%3D%3D" xlink:type="simple">https://www.mouser.fr/ProductDetail/Toshiba/TLP267JE?qs=vPP9GyyTAo3MM33pScxJbA%3D%3D</text:a></text:p>
          </table:table-cell>
          <table:table-cell office:value-type="string" calcext:value-type="string">
            <text:p>https://www.lcsc.com/product-detail/Optocouplers-Thyristor-Signal-Output_TOSHIBA-TLP267J-TPL-E-T_C393892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ance Opt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currency" office:currency="EUR" office:value="0.0019" calcext:value-type="currency">
            <text:p>0,0019 €</text:p>
          </table:table-cell>
          <table:table-cell table:style-name="ce16" table:formula="of:=[.E11]*[.B11]" office:value-type="currency" office:currency="EUR" office:value="0.0266" calcext:value-type="currency">
            <text:p>0,0266 €</text:p>
          </table:table-cell>
          <table:table-cell/>
          <table:table-cell office:value-type="string" calcext:value-type="string">
            <text:p><text:a xlink:href="https://www.lcsc.com/product-detail/Chip-Resistor-Surface-Mount_YAGEO-RC0805FR-07680RL_C114549.html" xlink:type="simple">https://www.lcsc.com/product-detail/Chip-Resistor-Surface-Mount_YAGEO-RC0805FR-07680RL_C114549.html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ode F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N4007</text:p>
          </table:table-cell>
          <table:table-cell office:value-type="currency" office:currency="EUR" office:value="0.0051" calcext:value-type="currency">
            <text:p>0,0051 €</text:p>
          </table:table-cell>
          <table:table-cell table:style-name="ce16" table:formula="of:=[.E12]*[.B12]" office:value-type="currency" office:currency="EUR" office:value="0.0714" calcext:value-type="currency">
            <text:p>0,0714 €</text:p>
          </table:table-cell>
          <table:table-cell office:value-type="string" calcext:value-type="string">
            <text:p>https://www.mouser.fr/ProductDetail/onsemi/NRVS1MFL?qs=%252B6g0mu59x7LVREuEHuiGKw%3D%3D</text:p>
          </table:table-cell>
          <table:table-cell office:value-type="string" calcext:value-type="string">
            <text:p>https://www.lcsc.com/product-detail/Diodes-General-Purpose_TWGMC-1N4007_C727082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rniers F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P</text:p>
          </table:table-cell>
          <table:table-cell table:style-name="ce16" office:value-type="currency" office:currency="EUR" office:value="0.0838" calcext:value-type="currency">
            <text:p>0,0838 €</text:p>
          </table:table-cell>
          <table:table-cell table:style-name="ce16" table:formula="of:=[.E13]*[.B13]" office:value-type="currency" office:currency="EUR" office:value="0.3352" calcext:value-type="currency">
            <text:p>0,3352 €</text:p>
          </table:table-cell>
          <table:table-cell/>
          <table:table-cell table:style-name="ce2" office:value-type="string" calcext:value-type="string">
            <text:p>https://www.lcsc.com/product-detail/Screw-terminal_MAX-MX127-5-0-02P-GN01-Cu-Y-A_C5188440.html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"/>
          <table:table-cell table:number-columns-repeated="16378"/>
        </table:table-row>
        <table:table-row table:style-name="ro1">
          <table:table-cell office:value-type="string" calcext:value-type="string">
            <text:p>Opto T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V-814S</text:p>
          </table:table-cell>
          <table:table-cell office:value-type="currency" office:currency="EUR" office:value="0.1049" calcext:value-type="currency">
            <text:p>0,1049 €</text:p>
          </table:table-cell>
          <table:table-cell table:style-name="ce16" table:formula="of:=[.E15]*[.B15]" office:value-type="currency" office:currency="EUR" office:value="0.1049" calcext:value-type="currency">
            <text:p>0,1049 €</text:p>
          </table:table-cell>
          <table:table-cell office:value-type="string" calcext:value-type="string">
            <text:p>https://www.mouser.fr/ProductDetail/Lite-On/LTV-814S</text:p>
          </table:table-cell>
          <table:table-cell office:value-type="string" calcext:value-type="string">
            <text:p>https://www.lcsc.com/product-detail/Optocouplers-Phototransistor-Output_Lite-On-LTV-814S-TA1_C125118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ance Opto Te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ble 0 → 2K</text:p>
          </table:table-cell>
          <table:table-cell office:value-type="currency" office:currency="EUR" office:value="0.0702" calcext:value-type="currency">
            <text:p>0,0702 €</text:p>
          </table:table-cell>
          <table:table-cell table:style-name="ce16" table:formula="of:=[.E16]*[.B16]" office:value-type="currency" office:currency="EUR" office:value="0.0702" calcext:value-type="currency">
            <text:p>0,0702 €</text:p>
          </table:table-cell>
          <table:table-cell/>
          <table:table-cell office:value-type="string" calcext:value-type="string">
            <text:p>https://www.lcsc.com/product-detail/Variable-Resistors-Potentiometers_HDK-Hokuriku-Elec-Industry-VG039NCHXTB202_C128549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SFET T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BSS138</text:p>
          </table:table-cell>
          <table:table-cell office:value-type="currency" office:currency="EUR" office:value="0.0224" calcext:value-type="currency">
            <text:p>0,0224 €</text:p>
          </table:table-cell>
          <table:table-cell table:style-name="ce16" table:formula="of:=[.E17]*[.B17]" office:value-type="currency" office:currency="EUR" office:value="0.0224" calcext:value-type="currency">
            <text:p>0,0224 €</text:p>
          </table:table-cell>
          <table:table-cell office:value-type="string" calcext:value-type="string">
            <text:p>https://www.mouser.fr/ProductDetail/onsemi-Fairchild/BSS138</text:p>
          </table:table-cell>
          <table:table-cell office:value-type="string" calcext:value-type="string">
            <text:p>https://www.lcsc.com/product-detail/MOSFETs_LGE-BSS138_C713688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ance MOSF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K3</text:p>
          </table:table-cell>
          <table:table-cell office:value-type="currency" office:currency="EUR" office:value="0.0024" calcext:value-type="currency">
            <text:p>0,0024 €</text:p>
          </table:table-cell>
          <table:table-cell table:style-name="ce16" table:formula="of:=[.E18]*[.B18]" office:value-type="currency" office:currency="EUR" office:value="0.0024" calcext:value-type="currency">
            <text:p>0,0024 €</text:p>
          </table:table-cell>
          <table:table-cell/>
          <table:table-cell office:value-type="string" calcext:value-type="string">
            <text:p>https://www.lcsc.com/product-detail/Chip-Resistor-Surface-Mount_YAGEO-RC0805FR-073K3L_C114531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ance MOSF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</text:p>
          </table:table-cell>
          <table:table-cell office:value-type="currency" office:currency="EUR" office:value="0.0019" calcext:value-type="currency">
            <text:p>0,0019 €</text:p>
          </table:table-cell>
          <table:table-cell table:style-name="ce16" table:formula="of:=[.E19]*[.B19]" office:value-type="currency" office:currency="EUR" office:value="0.0019" calcext:value-type="currency">
            <text:p>0,0019 €</text:p>
          </table:table-cell>
          <table:table-cell/>
          <table:table-cell office:value-type="string" calcext:value-type="string">
            <text:p>https://www.lcsc.com/product-detail/Chip-Resistor-Surface-Mount_YAGEO-RC0805JR-0710KL_C100047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d Te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eue</text:p>
          </table:table-cell>
          <table:table-cell office:value-type="currency" office:currency="EUR" office:value="0.0118" calcext:value-type="currency">
            <text:p>0,0118 €</text:p>
          </table:table-cell>
          <table:table-cell table:style-name="ce16" table:formula="of:=[.E20]*[.B20]" office:value-type="currency" office:currency="EUR" office:value="0.0118" calcext:value-type="currency">
            <text:p>0,0118 €</text:p>
          </table:table-cell>
          <table:table-cell office:value-type="string" calcext:value-type="string">
            <text:p>https://www.mouser.fr/ProductDetail/Inolux/IN-S85AT5B?qs=sGAEpiMZZMvyj6n1w4pZD6eAxfjFR14DNEPDeOf994hKc7rlQKHAoQ%3D%3D</text:p>
          </table:table-cell>
          <table:table-cell office:value-type="string" calcext:value-type="string">
            <text:p>https://www.lcsc.com/product-detail/Light-Emitting-Diodes-LED_Yongyu-Photoelectric-SZYY0805B_C434433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ance Led Te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currency" office:currency="EUR" office:value="0.002" calcext:value-type="currency">
            <text:p>0,0020 €</text:p>
          </table:table-cell>
          <table:table-cell table:style-name="ce16" table:formula="of:=[.E21]*[.B21]" office:value-type="currency" office:currency="EUR" office:value="0.002" calcext:value-type="currency">
            <text:p>0,0020 €</text:p>
          </table:table-cell>
          <table:table-cell/>
          <table:table-cell office:value-type="string" calcext:value-type="string">
            <text:p>https://www.lcsc.com/product-detail/Chip-Resistor-Surface-Mount_YAGEO-RC0805FR-07470RL_C114564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rniers Teleinf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P</text:p>
          </table:table-cell>
          <table:table-cell table:style-name="ce16" office:value-type="currency" office:currency="EUR" office:value="0.0838" calcext:value-type="currency">
            <text:p>0,0838 €</text:p>
          </table:table-cell>
          <table:table-cell table:style-name="ce16" table:formula="of:=[.E22]*[.B22]" office:value-type="currency" office:currency="EUR" office:value="0.0838" calcext:value-type="currency">
            <text:p>0,0838 €</text:p>
          </table:table-cell>
          <table:table-cell/>
          <table:table-cell table:style-name="ce2" office:value-type="string" calcext:value-type="string">
            <text:p>https://www.lcsc.com/product-detail/Screw-terminal_MAX-MX127-5-0-02P-GN01-Cu-Y-A_C5188440.html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"/>
          <table:table-cell table:number-columns-repeated="16378"/>
        </table:table-row>
        <table:table-row table:style-name="ro1">
          <table:table-cell office:value-type="string" calcext:value-type="string">
            <text:p>Connecteur Ecran O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4P</text:p>
          </table:table-cell>
          <table:table-cell office:value-type="currency" office:currency="EUR" office:value="0.0649" calcext:value-type="currency">
            <text:p>0,0649 €</text:p>
          </table:table-cell>
          <table:table-cell table:style-name="ce16" table:formula="of:=[.E24]*[.B24]" office:value-type="currency" office:currency="EUR" office:value="0.0649" calcext:value-type="currency">
            <text:p>0,0649 €</text:p>
          </table:table-cell>
          <table:table-cell/>
          <table:table-cell office:value-type="string" calcext:value-type="string">
            <text:p><text:a xlink:href="https://www.lcsc.com/product-detail/Female-Headers_ZHOURI-PM2-54-1-4_C5116530.html" xlink:type="simple">https://www.lcsc.com/product-detail/Female-Headers_ZHOURI-PM2-54-1-4_C5116530.html</text:a>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"/>
          <table:table-cell table:number-columns-repeated="16378"/>
        </table:table-row>
        <table:table-row table:style-name="ro1">
          <table:table-cell office:value-type="string" calcext:value-type="string">
            <text:p>Re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<text:a xlink:href="https://www3.panasonic.biz/ac/e_download/control/relay/power/catalog/mech_eng_lq.pdf" xlink:type="simple">ALQ105</text:a></text:p>
          </table:table-cell>
          <table:table-cell office:value-type="currency" office:currency="EUR" office:value="0.9281" calcext:value-type="currency">
            <text:p>0,9281 €</text:p>
          </table:table-cell>
          <table:table-cell table:style-name="ce16" table:formula="of:=[.E26]*[.B26]" office:value-type="currency" office:currency="EUR" office:value="0.9281" calcext:value-type="currency">
            <text:p>0,9281 €</text:p>
          </table:table-cell>
          <table:table-cell office:value-type="string" calcext:value-type="string">
            <text:p>https://www.mouser.fr/ProductDetail/Panasonic-Industrial-Devices/ALQ105?qs=kkkG%2F8HgOiLTrZ6QoQqhfg%3D%3D</text:p>
          </table:table-cell>
          <table:table-cell office:value-type="string" calcext:value-type="string">
            <text:p>https://www.lcsc.com/product-detail/Power-Relays_PANASONIC-ALQ105_C719517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ode Relais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1N4007</text:p>
          </table:table-cell>
          <table:table-cell office:value-type="currency" office:currency="EUR" office:value="0.0051" calcext:value-type="currency">
            <text:p>0,0051 €</text:p>
          </table:table-cell>
          <table:table-cell table:style-name="ce16" table:formula="of:=[.E27]*[.B27]" office:value-type="currency" office:currency="EUR" office:value="0.0051" calcext:value-type="currency">
            <text:p>0,0051 €</text:p>
          </table:table-cell>
          <table:table-cell/>
          <table:table-cell office:value-type="string" calcext:value-type="string">
            <text:p>https://www.lcsc.com/product-detail/Diodes-General-Purpose_TWGMC-1N4007_C727082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nsistor Rela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MBT2222</text:p>
          </table:table-cell>
          <table:table-cell office:value-type="currency" office:currency="EUR" office:value="0.0067" calcext:value-type="currency">
            <text:p>0,0067 €</text:p>
          </table:table-cell>
          <table:table-cell table:style-name="ce16" table:formula="of:=[.E28]*[.B28]" office:value-type="currency" office:currency="EUR" office:value="0.0067" calcext:value-type="currency">
            <text:p>0,0067 €</text:p>
          </table:table-cell>
          <table:table-cell/>
          <table:table-cell office:value-type="string" calcext:value-type="string">
            <text:p>https://www.lcsc.com/product-detail/Bipolar-Transistors-BJT_JSMSEMI-MMBT2222A_C916372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ance Rela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k</text:p>
          </table:table-cell>
          <table:table-cell office:value-type="currency" office:currency="EUR" office:value="0.002" calcext:value-type="currency">
            <text:p>0,0020 €</text:p>
          </table:table-cell>
          <table:table-cell table:style-name="ce16" table:formula="of:=[.E29]*[.B29]" office:value-type="currency" office:currency="EUR" office:value="0.002" calcext:value-type="currency">
            <text:p>0,0020 €</text:p>
          </table:table-cell>
          <table:table-cell/>
          <table:table-cell office:value-type="string" calcext:value-type="string">
            <text:p>https://www.lcsc.com/product-detail/Chip-Resistor-Surface-Mount_YAGEO-RC0805FR-071KL_C95781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ance Rela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</text:p>
          </table:table-cell>
          <table:table-cell office:value-type="currency" office:currency="EUR" office:value="0.0019" calcext:value-type="currency">
            <text:p>0,0019 €</text:p>
          </table:table-cell>
          <table:table-cell table:style-name="ce16" table:formula="of:=[.E30]*[.B30]" office:value-type="currency" office:currency="EUR" office:value="0.0019" calcext:value-type="currency">
            <text:p>0,0019 €</text:p>
          </table:table-cell>
          <table:table-cell/>
          <table:table-cell office:value-type="string" calcext:value-type="string">
            <text:p>https://www.lcsc.com/product-detail/Chip-Resistor-Surface-Mount_YAGEO-RC0805JR-0710KL_C100047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nubber 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0R / 1/2W</text:p>
          </table:table-cell>
          <table:table-cell office:value-type="currency" office:currency="EUR" office:value="0.0177" calcext:value-type="currency">
            <text:p>0,0177 €</text:p>
          </table:table-cell>
          <table:table-cell table:style-name="ce16" table:formula="of:=[.E31]*[.B31]" office:value-type="currency" office:currency="EUR" office:value="0.0177" calcext:value-type="currency">
            <text:p>0,0177 €</text:p>
          </table:table-cell>
          <table:table-cell/>
          <table:table-cell office:value-type="string" calcext:value-type="string">
            <text:p>https://www.lcsc.com/product-detail/Through-Hole-Resistors_CCO-Chian-Chia-Elec-MF1-2W-220-1-T_C119410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nubber 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1uF / 600V</text:p>
          </table:table-cell>
          <table:table-cell office:value-type="currency" office:currency="EUR" office:value="0.0572" calcext:value-type="currency">
            <text:p>0,0572 €</text:p>
          </table:table-cell>
          <table:table-cell table:style-name="ce16" table:formula="of:=[.E32]*[.B32]" office:value-type="currency" office:currency="EUR" office:value="0.0572" calcext:value-type="currency">
            <text:p>0,0572 €</text:p>
          </table:table-cell>
          <table:table-cell office:value-type="string" calcext:value-type="string">
            <text:p>https://www.mouser.fr/ProductDetail/Panasonic/ECW-FD2J104K4?qs=7EBvPakHacU48DCioWGmwQ%3D%3D</text:p>
          </table:table-cell>
          <table:table-cell office:value-type="string" calcext:value-type="string">
            <text:p>https://www.lcsc.com/product-detail/Polypropylene-Film-Capacitors-CBB_SRD-Shenzhen-Sincerity-Tech-MPP104J2J1006115LC_C2895620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rniers rela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P</text:p>
          </table:table-cell>
          <table:table-cell office:value-type="currency" office:currency="EUR" office:value="0.0743" calcext:value-type="currency">
            <text:p>0,0743 €</text:p>
          </table:table-cell>
          <table:table-cell table:style-name="ce16" table:formula="of:=[.E33]*[.B33]" office:value-type="currency" office:currency="EUR" office:value="0.0743" calcext:value-type="currency">
            <text:p>0,0743 €</text:p>
          </table:table-cell>
          <table:table-cell/>
          <table:table-cell office:value-type="string" calcext:value-type="string">
            <text:p><text:a xlink:href="https://www.lcsc.com/product-detail/Screw-terminal_MAX-MX127-5-0-03P-GN01-Cu-Y-A_C5188441.html" xlink:type="simple">https://www.lcsc.com/product-detail/Screw-terminal_MAX-MX127-5-0-03P-GN01-Cu-Y-A_C5188441.html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D Rela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uge</text:p>
          </table:table-cell>
          <table:table-cell office:value-type="currency" office:currency="EUR" office:value="0.0086" calcext:value-type="currency">
            <text:p>0,0086 €</text:p>
          </table:table-cell>
          <table:table-cell table:style-name="ce16" table:formula="of:=[.E34]*[.B34]" office:value-type="currency" office:currency="EUR" office:value="0.0086" calcext:value-type="currency">
            <text:p>0,0086 €</text:p>
          </table:table-cell>
          <table:table-cell office:value-type="string" calcext:value-type="string">
            <text:p>https://www.mouser.fr/ProductDetail/Inolux/IN-S85AT5UW?qs=sGAEpiMZZMvyj6n1w4pZD6eAxfjFR14DwH4xhNfwQdvhCUo7M4iVEw%3D%3D</text:p>
          </table:table-cell>
          <table:table-cell office:value-type="string" calcext:value-type="string">
            <text:p>https://www.lcsc.com/product-detail/Light-Emitting-Diodes-LED_XINGLIGHT-XL-2012VRC_C7371913.html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cran OLED I2C</text:p>
          </table:table-cell>
          <table:table-cell table:style-name="ce3" office:value-type="string" calcext:value-type="string">
            <text:p>Opt</text:p>
          </table:table-cell>
          <table:table-cell/>
          <table:table-cell office:value-type="string" calcext:value-type="string">
            <text:p>SSD1306</text:p>
          </table:table-cell>
          <table:table-cell table:number-columns-repeated="2"/>
          <table:table-cell office:value-type="string" calcext:value-type="string">
            <text:p>https://fr.aliexpress.com/item/1005004495098319.html</text:p>
          </table:table-cell>
          <table:table-cell table:number-columns-repeated="16377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19:34:23.5409810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 THOMAZO</meta:initial-creator>
    <meta:creation-date>2023-10-21T21:39:30.511836471</meta:creation-date>
    <dc:date>2024-01-14T01:44:36.417418822</dc:date>
    <meta:editing-duration>P7DT1H42M10S</meta:editing-duration>
    <meta:editing-cycles>46</meta:editing-cycles>
    <meta:generator>LibreOffice/7.6.4.1$Linux_X86_64 LibreOffice_project/60$Build-1</meta:generator>
    <dc:creator>Alexandre THOMAZO</dc:creator>
    <meta:document-statistic meta:table-count="1" meta:cell-count="193" meta:object-count="0"/>
  </office:meta>
</office:document-meta>
</file>